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Jellyfish</text:p>
          </table:table-cell>
          <table:table-cell office:value-type="float" office:value="4">
            <text:p>4</text:p>
          </table:table-cell>
          <table:table-cell>
            <draw:frame table:end-cell-address="Tabelle1.J20" table:end-x="0.293cm" table:end-y="0.151cm" draw:z-index="0" draw:style-name="gr1" draw:text-style-name="P1" svg:width="15.999cm" svg:height="8.999cm" svg:x="0.101cm" svg:y="0.1cm">
              <draw:object draw:notify-on-update-of-ranges="Tabelle1.A1:Tabelle1.A27 Tabelle1.B1:Tabelle1.B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idden Quadruples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Hidden Triples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Swordfish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string">
            <text:p>Simple Coloring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string">
            <text:p>Empty Rectangle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string">
            <text:p>Hidden Pairs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ked Quadruples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rbot Fish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string">
            <text:p>Backtracking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office:value-type="string">
            <text:p>Skyscarper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ked Triples</text:p>
          </table:table-cell>
          <table:table-cell office:value-type="float" office:value="987">
            <text:p>9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ked Pairs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wo String Kite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x-Line Reduction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e de Coq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YZ Wing</text:p>
          </table:table-cell>
          <table:table-cell office:value-type="float" office:value="1389">
            <text:p>13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rt Number</text:p>
          </table:table-cell>
          <table:table-cell office:value-type="float" office:value="1494">
            <text:p>1494</text:p>
          </table:table-cell>
          <table:table-cell/>
        </table:table-row>
        <table:table-row table:style-name="ro1">
          <table:table-cell office:value-type="string">
            <text:p>Hidden Singles</text:p>
          </table:table-cell>
          <table:table-cell office:value-type="float" office:value="1706">
            <text:p>17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rt Possibility</text:p>
          </table:table-cell>
          <table:table-cell office:value-type="float" office:value="1811">
            <text:p>1811</text:p>
          </table:table-cell>
          <table:table-cell/>
        </table:table-row>
        <table:table-row table:style-name="ro2">
          <table:table-cell office:value-type="string">
            <text:p>ALS XY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Y Wing</text:p>
          </table:table-cell>
          <table:table-cell office:value-type="float" office:value="1953">
            <text:p>1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ked Single</text:p>
          </table:table-cell>
          <table:table-cell office:value-type="float" office:value="2097">
            <text:p>2097</text:p>
          </table:table-cell>
          <table:table-cell/>
        </table:table-row>
        <table:table-row table:style-name="ro1">
          <table:table-cell office:value-type="string">
            <text:p>W-Wing</text:p>
          </table:table-cell>
          <table:table-cell office:value-type="float" office:value="2219">
            <text:p>22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inting Pair / Triple</text:p>
          </table:table-cell>
          <table:table-cell office:value-type="float" office:value="2272">
            <text:p>22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ull House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string">
            <text:p>ALS XZ</text:p>
          </table:table-cell>
          <table:table-cell office:value-type="float" office:value="3041">
            <text:p>3041</text:p>
          </table:table-cell>
          <table:table-cell office:value-type="float" office:value="2">
            <text:p>2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e1.A1:Tabelle1.B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25.04.2014</text:date>, <text:time>11:07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geht dichdasan</meta:initial-creator>
    <meta:creation-date>2014-04-25T10:33:54.70</meta:creation-date>
    <dc:date>2014-04-25T11:07:36.02</dc:date>
    <dc:creator>Wasgeht dichdasan</dc:creator>
    <meta:editing-duration>PT17M50S</meta:editing-duration>
    <meta:editing-cycles>1</meta:editing-cycles>
    <meta:document-statistic meta:table-count="3" meta:cell-count="69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7cm" svg:y="0.316cm" chart:style-name="ch2">
          <text:p>Auftrittshäufigkeit der Features</text:p>
        </chart:title>
        <chart:plot-area chart:style-name="ch3" table:cell-range-address="Tabelle1.A1:Tabelle1.B27" chart:data-source-has-labels="column" svg:x="1.358cm" svg:y="1.635cm" svg:width="14.002cm" svg:height="6.177cm">
          <chartooo:coordinate-region svg:x="3.34cm" svg:y="1.848cm" svg:width="12.02cm" svg:height="3.8cm"/>
          <chart:axis chart:dimension="x" chart:name="primary-x" chart:style-name="ch4" chartooo:axis-type="auto">
            <chartooo:date-scale/>
            <chart:title svg:x="7.654cm" svg:y="7.993cm" chart:style-name="ch5">
              <text:p>Features</text:p>
            </chart:title>
            <chart:categories table:cell-range-address="Tabelle1.A1:Tabelle1.A27"/>
          </chart:axis>
          <chart:axis chart:dimension="y" chart:name="primary-y" chart:style-name="ch6">
            <chart:title svg:x="0.451cm" svg:y="6.46cm" chart:style-name="ch7">
              <text:p>Anzahl der Vorkommen</text:p>
            </chart:title>
            <chart:grid chart:style-name="ch8" chart:class="major"/>
          </chart:axis>
          <chart:series chart:style-name="ch9" chart:values-cell-range-address="Tabelle1.B1:Tabelle1.B27" chart:class="chart:bar">
            <chart:data-point chart:repeated="23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ellyfish</text:p>
                <draw:g>
                  <svg:desc>Tabelle1.A1:Tabelle1.A27</svg:desc>
                </draw:g>
              </table:table-cell>
              <table:table-cell office:value-type="float" office:value="4">
                <text:p>4</text:p>
                <draw:g>
                  <svg:desc>Tabelle1.B1:Tabelle1.B27</svg:desc>
                </draw:g>
              </table:table-cell>
            </table:table-row>
            <table:table-row>
              <table:table-cell office:value-type="string">
                <text:p>Hidden Quadruple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idden Triples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Swordfish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Hidden Pairs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Naked Quadruples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Naked Triples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Naked Pairs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Two String Kite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Box-Line Reduction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XYZ Wing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Start Number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Hidden Singles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Start Possibility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ALS XY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XY Wing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3041">
                <text:p>3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